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d8dc" officeooo:paragraph-rsid="0014d8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>-</text:p>
      <text:p text:style-name="P1">Present the article (author(s), date), its title/ subject and content.</text:p>
      <text:p text:style-name="P1">-</text:p>
      <text:p text:style-name="P1">Give a brief overview of your talk (i.e., plan)</text:p>
      <text:p text:style-name="P1"/>
      <text:p text:style-name="P1"/>
      <text:p text:style-name="P1">Introduction</text:p>
      <text:p text:style-name="P1"/>
      <text:p text:style-name="P1">author : <text:a xlink:type="simple" xlink:href="http://www.americanscientist.org/authors/detail/brian-hayes" text:style-name="Internet_20_link" text:visited-style-name="Visited_20_Internet_20_Link">http://www.americanscientist.org/authors/detail/brian-hayes</text:a></text:p>
      <text:p text:style-name="P1">source : <text:a xlink:type="simple" xlink:href="http://www.americanscientist.org/about/" text:style-name="Internet_20_link" text:visited-style-name="Visited_20_Internet_20_Link">http://www.americanscientist.org/about/</text:a></text:p>
      <text:p text:style-name="P1"/>
      <text:p text:style-name="P1">date : 2014 January</text:p>
      <text:p text:style-name="P1"/>
      <text:p text:style-name="P1">title : Programming Your Quantum Computer</text:p>
      <text:p text:style-name="P1"/>
      <text:p text:style-name="P1">subject : </text:p>
      <text:p text:style-name="P1"/>
      <text:p text:style-name="P1">content 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ur thought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7:59:00.064239330</meta:creation-date>
    <dc:date>2015-11-25T18:03:13.205613409</dc:date>
    <meta:editing-duration>PT4M14S</meta:editing-duration>
    <meta:editing-cycles>1</meta:editing-cycles>
    <meta:document-statistic meta:table-count="0" meta:image-count="0" meta:object-count="0" meta:page-count="1" meta:paragraph-count="13" meta:word-count="46" meta:character-count="353" meta:non-whitespace-character-count="318"/>
    <meta:generator>LibreOffice/5.0.3.2$Linux_X86_64 LibreOffice_project/00m0$Build-2</meta:generator>
  </office:meta>
</office:document-meta>
</file>